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C0000006A68D2778A.png" manifest:media-type="image/png"/>
  <manifest:file-entry manifest:full-path="Pictures/1000000100000715000001A05E8FA7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Minion Pro1" svg:font-family="'Minion Pro'" style:font-family-generic="system" style:font-pitch="variable"/>
    <style:font-face style:name="Noto Sans" svg:font-family="'Noto Sans'" style:font-family-generic="swiss"/>
    <style:font-face style:name="OpenSymbol" svg:font-family="OpenSymbol" style:font-charset="x-symbol"/>
    <style:font-face style:name="Times New Roman" svg:font-family="'Times New Roman'" style:font-family-generic="system" style:font-pitch="variable"/>
  </office:font-face-decls>
  <office:automatic-styles>
    <style:style style:name="Table1" style:family="table">
      <style:table-properties style:width="5.8986in" fo:margin-left="0.0035in" fo:margin-top="0in" fo:margin-bottom="0in" table:align="left" style:writing-mode="lr-tb"/>
    </style:style>
    <style:style style:name="Table1.A" style:family="table-column">
      <style:table-column-properties style:column-width="2.949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8986in" fo:margin-left="0.0035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8986in" fo:margin-left="0.0035in" fo:margin-top="0in" fo:margin-bottom="0in" table:align="left" style:writing-mode="lr-tb"/>
    </style:style>
    <style:style style:name="Table3.A" style:family="table-column">
      <style:table-column-properties style:column-width="5.898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5.8986in" fo:margin-left="0.0035in" fo:margin-top="0in" fo:margin-bottom="0in" table:align="left" style:writing-mode="lr-tb"/>
    </style:style>
    <style:style style:name="Table4.A" style:family="table-column">
      <style:table-column-properties style:column-width="5.8986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5.8986in" fo:margin-left="0.0035in" fo:margin-top="0in" fo:margin-bottom="0in" table:align="left" style:writing-mode="lr-tb"/>
    </style:style>
    <style:style style:name="Table5.A" style:family="table-column">
      <style:table-column-properties style:column-width="5.8986in"/>
    </style:style>
    <style:style style:name="Table5.1" style:family="table-row">
      <style:table-row-properties style:min-row-height="0.2604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8986in" fo:margin-left="0.0035in" fo:margin-top="0in" fo:margin-bottom="0in" table:align="left" style:writing-mode="lr-tb"/>
    </style:style>
    <style:style style:name="Table6.A" style:family="table-column">
      <style:table-column-properties style:column-width="5.8986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8986in" fo:margin-left="0.0035in" fo:margin-top="0in" fo:margin-bottom="0in" table:align="left" style:writing-mode="lr-tb"/>
    </style:style>
    <style:style style:name="Table7.A" style:family="table-column">
      <style:table-column-properties style:column-width="5.8986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5.8986in" fo:margin-left="0.0035in" fo:margin-top="0in" fo:margin-bottom="0in" table:align="left" style:writing-mode="lr-tb"/>
    </style:style>
    <style:style style:name="Table8.A" style:family="table-column">
      <style:table-column-properties style:column-width="5.8986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5.8986in" fo:margin-left="0.0035in" fo:margin-top="0in" fo:margin-bottom="0in" table:align="left" style:writing-mode="lr-tb"/>
    </style:style>
    <style:style style:name="Table9.A" style:family="table-column">
      <style:table-column-properties style:column-width="5.8986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5.8986in" fo:margin-left="0.0035in" fo:margin-top="0in" fo:margin-bottom="0in" table:align="left" style:writing-mode="lr-tb"/>
    </style:style>
    <style:style style:name="Table10.A" style:family="table-column">
      <style:table-column-properties style:column-width="5.89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5.8986in" fo:margin-left="0.0035in" fo:margin-top="0in" fo:margin-bottom="0in" table:align="left" style:writing-mode="lr-tb"/>
    </style:style>
    <style:style style:name="Table11.A" style:family="table-column">
      <style:table-column-properties style:column-width="5.8986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5.8986in" fo:margin-left="0.0035in" fo:margin-top="0in" fo:margin-bottom="0in" table:align="left" style:writing-mode="lr-tb"/>
    </style:style>
    <style:style style:name="Table12.A" style:family="table-column">
      <style:table-column-properties style:column-width="5.8986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5.8986in" fo:margin-left="0.0035in" fo:margin-top="0in" fo:margin-bottom="0in" table:align="left" style:writing-mode="lr-tb"/>
    </style:style>
    <style:style style:name="Table13.A" style:family="table-column">
      <style:table-column-properties style:column-width="5.898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05f5e7" officeooo:paragraph-rsid="0005f5e7"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07d30c" officeooo:paragraph-rsid="0007d30c"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list-style-name="">
      <style:paragraph-properties fo:margin-top="0.25in" fo:margin-bottom="0.0555in" style:contextual-spacing="false" fo:line-height="108%" fo:text-align="center" style:justify-single-word="false" fo:keep-together="always" fo:hyphenation-ladder-count="no-limit" fo:keep-with-next="always" style:vertical-align="auto"/>
      <style:text-properties fo:hyphenate="true" fo:hyphenation-remain-char-count="2" fo:hyphenation-push-char-count="2" loext:hyphenation-no-caps="false" loext:hyphenation-no-last-word="false" loext:hyphenation-word-char-count="5" loext:hyphenation-zone="no-limit"/>
    </style:style>
    <style:style style:name="P5" style:family="paragraph" style:parent-style-name="Standard" style:list-style-name="">
      <style:paragraph-properties fo:margin-top="0.111in" fo:margin-bottom="0.0555in" style:contextual-spacing="false" fo:line-height="108%" fo:text-align="center" style:justify-single-word="false" fo:keep-together="always" fo:hyphenation-ladder-count="no-limit" fo:keep-with-next="always" style:vertical-align="auto"/>
      <style:text-properties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list-style-name="">
      <style:paragraph-properties fo:margin-top="0.111in" fo:margin-bottom="0.0555in" style:contextual-spacing="false" fo:line-height="108%" fo:text-align="center" style:justify-single-word="false" fo:keep-together="always" fo:hyphenation-ladder-count="no-limit" fo:keep-with-next="always" style:vertical-align="auto"/>
      <style:text-properties fo:hyphenate="tru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111in" style:contextual-spacing="false" fo:line-height="108%" fo:hyphenation-ladder-count="no-limit" style:vertical-align="auto"/>
      <style:text-properties fo:hyphenate="tru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111in" style:contextual-spacing="false" fo:line-height="108%" fo:hyphenation-ladder-count="no-limit" style:vertical-align="auto"/>
      <style:text-properties style:font-name="Aptos" fo:font-size="11pt"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111in" style:contextual-spacing="false" fo:line-height="108%" fo:text-align="center" style:justify-single-word="false" fo:hyphenation-ladder-count="no-limit" style:vertical-align="auto"/>
      <style:text-properties style:font-name="Aptos" fo:font-size="11pt"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0a8d6d" officeooo:paragraph-rsid="000a8d6d"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0a8d6d" officeooo:paragraph-rsid="000ddd66"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0c28c7" officeooo:paragraph-rsid="000ddd66"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0ddd66" officeooo:paragraph-rsid="000ddd66"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0f6c5e" officeooo:paragraph-rsid="000f6c5e"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L1">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0f6c5e" officeooo:paragraph-rsid="000f6c5e"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1403de" officeooo:paragraph-rsid="001403de"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8" style:family="paragraph" style:parent-style-name="Standard" style:list-style-name="L2">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1403de" officeooo:paragraph-rsid="001403de"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05f5e7" officeooo:paragraph-rsid="0005f5e7"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1426bd" officeooo:paragraph-rsid="0015ee35"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fo:font-weight="bold" style:letter-kerning="true" style:font-name-asian="Aptos1" style:font-size-asian="11pt" style:language-asian="en" style:country-asian="US" style:font-weight-asian="bold" style:font-name-complex="Times New Roman" style:font-size-complex="11pt"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fo:font-weight="bold" officeooo:rsid="000ddd66" officeooo:paragraph-rsid="000ddd66" style:letter-kerning="true" style:font-name-asian="Aptos1" style:font-size-asian="11pt" style:language-asian="en" style:country-asian="US" style:font-weight-asian="bold" style:font-name-complex="Times New Roman" style:font-size-complex="11pt"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fo:font-style="normal" officeooo:rsid="0007d30c" officeooo:paragraph-rsid="0015ee35" style:letter-kerning="true" style:font-name-asian="Aptos1" style:font-size-asian="11pt" style:language-asian="en" style:country-asian="US" style:font-style-asian="normal" style:font-name-complex="Times New Roman" style:font-size-complex="11pt" style:language-complex="ar" style:country-complex="SA" style:font-style-complex="normal" fo:hyphenate="tru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fo:font-style="italic" officeooo:rsid="0005f5e7" officeooo:paragraph-rsid="0005f5e7" style:letter-kerning="true" style:font-name-asian="Aptos1" style:font-size-asian="11pt" style:language-asian="en" style:country-asian="US" style:font-style-asian="italic" style:font-name-complex="Times New Roman" style:font-size-complex="11pt" style:language-complex="ar" style:country-complex="SA" style:font-style-complex="italic" fo:hyphenate="true" fo:hyphenation-remain-char-count="2" fo:hyphenation-push-char-count="2" loext:hyphenation-no-caps="false" loext:hyphenation-no-last-word="false" loext:hyphenation-word-char-count="5" loext:hyphenation-zone="no-limit"/>
    </style:style>
    <style:style style:name="T1" style:family="text">
      <style:text-properties fo:color="#0f4761" loext:opacity="100%" style:font-name="Aptos Display" fo:font-size="20pt" style:letter-kerning="true" style:font-name-asian="Times New Roman" style:font-size-asian="20pt" style:language-asian="en" style:country-asian="US" style:font-name-complex="Times New Roman" style:font-size-complex="20pt" style:language-complex="ar" style:country-complex="SA"/>
    </style:style>
    <style:style style:name="T2" style:family="text">
      <style:text-properties fo:color="#0f4761" loext:opacity="100%" style:font-name="Aptos Display" fo:font-size="16pt" style:letter-kerning="true" style:font-name-asian="Times New Roman" style:font-size-asian="16pt" style:language-asian="en" style:country-asian="US" style:font-name-complex="Times New Roman" style:font-size-complex="16pt" style:language-complex="ar" style:country-complex="SA"/>
    </style:style>
    <style:style style:name="T3" style:family="text">
      <style:text-properties fo:color="#0f4761" loext:opacity="100%" style:font-name="Aptos" fo:font-size="14pt" style:letter-kerning="true" style:font-name-asian="Times New Roman" style:font-size-asian="14pt" style:language-asian="en" style:country-asian="US" style:font-name-complex="Times New Roman" style:font-size-complex="14pt" style:language-complex="ar" style:country-complex="SA"/>
    </style:style>
    <style:style style:name="T4" style:family="text">
      <style:text-properties style:font-name="Aptos" fo:font-size="11pt" style:letter-kerning="true" style:font-name-asian="Aptos1" style:font-size-asian="11pt" style:language-asian="en" style:country-asian="US" style:font-name-complex="Times New Roman" style:font-size-complex="11pt" style:language-complex="ar" style:country-complex="SA"/>
    </style:style>
    <style:style style:name="T5" style:family="text">
      <style:text-properties style:font-name="Aptos" fo:font-size="11pt" fo:font-weight="bold" style:letter-kerning="true" style:font-name-asian="Aptos1" style:font-size-asian="11pt" style:language-asian="en" style:country-asian="US" style:font-weight-asian="bold" style:font-name-complex="Times New Roman" style:font-size-complex="11pt" style:language-complex="ar" style:country-complex="SA" style:font-weight-complex="bold"/>
    </style:style>
    <style:style style:name="T6" style:family="text">
      <style:text-properties fo:font-weight="bold" style:font-weight-asian="bold" style:font-weight-complex="bold"/>
    </style:style>
    <style:style style:name="T7" style:family="text">
      <style:text-properties fo:font-weight="normal" officeooo:rsid="0005f5e7"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c28c7" style:font-style-asian="normal" style:font-style-complex="normal"/>
    </style:style>
    <style:style style:name="T11" style:family="text">
      <style:text-properties fo:font-style="normal" officeooo:rsid="000ddd66" style:font-style-asian="normal" style:font-style-complex="normal"/>
    </style:style>
    <style:style style:name="T12" style:family="text">
      <style:text-properties fo:font-style="normal" officeooo:rsid="0013c917"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0ddd66"/>
    </style:style>
    <style:style style:name="T16" style:family="text">
      <style:text-properties officeooo:rsid="0015ee35"/>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loext:marker-style-name="T1"><text:span text:style-name="T1">Inteligencia Artificial <text:line-break/>Curso 2024-25</text:span><text:span text:style-name="T1"/></text:h>
      <text:p text:style-name="P8" loext:marker-style-name="T4"/>
      <text:h text:style-name="P5" text:outline-level="2" loext:marker-style-name="T2"><text:span text:style-name="T2">Práctica 1: Sistemas inteligentes en mundo abierto</text:span><text:span text:style-name="T2"/></text:h>
      <text:p text:style-name="P9" loext:marker-style-name="T4"/>
      <text:h text:style-name="P5" text:outline-level="3" loext:marker-style-name="T3"><text:span text:style-name="T3">Cuestionario sobre el ejercicio 2: </text:span><text:span text:style-name="T3"/></text:h>
      <text:h text:style-name="P5" text:outline-level="3" loext:marker-style-name="T3"><text:span text:style-name="T3">Generación de Código con IA Generativa</text:span><text:span text:style-name="T3"/></text:h>
      <table:table table:name="Table1" table:style-name="Table1">
        <table:table-column table:style-name="Table1.A" table:number-columns-repeated="2"/>
        <table:table-row table:style-name="Table1.1">
          <table:table-cell table:style-name="Table1.A1" office:value-type="string">
            <text:p text:style-name="P1" loext:marker-style-name="T6"><text:span text:style-name="T6">Apellidos: </text:span><text:span text:style-name="T7">Hidalgo Herrera</text:span></text:p>
            <text:p text:style-name="P21" loext:marker-style-name="T6"/>
          </table:table-cell>
          <table:table-cell table:style-name="Table1.A1" office:value-type="string">
            <text:p text:style-name="P1" loext:marker-style-name="T6"><text:span text:style-name="T6">Nombre: </text:span><text:span text:style-name="T7">Lucas</text:span></text:p>
            <text:p text:style-name="P21" loext:marker-style-name="T6"/>
          </table:table-cell>
        </table:table-row>
        <table:table-row table:style-name="Table1.1">
          <table:table-cell table:style-name="Table1.A1" office:value-type="string">
            <text:p text:style-name="P1" loext:marker-style-name="T6"><text:span text:style-name="T6">Grupo de prácticas: </text:span><text:span text:style-name="T7">2</text:span></text:p>
            <text:p text:style-name="P21" loext:marker-style-name="T6"/>
          </table:table-cell>
          <table:table-cell table:style-name="Table1.A1" office:value-type="string">
            <text:p text:style-name="P1"/>
          </table:table-cell>
        </table:table-row>
      </table:table>
      <text:p text:style-name="P8" loext:marker-style-name="T4"/>
      <text:p text:style-name="P8" loext:marker-style-name="T4"/>
      <text:p text:style-name="P7" loext:marker-style-name="T4"><text:span text:style-name="T4">Usa ChatGPTFree, Gemini o DeepSeek, e introduce un prompt para generar un programa en Python que reciba como entrada una configuración del 8-Puzzle en forma de cadena de números, por ejemplo: 130425786. El programa debe devolver: la solución al 8 puzle, entendiendo que la configuración solución es 123456780, los movimientos de la solución, los estados que son parte de la solución, representados en una cuadrícula de 3x3. El programa debe poder ejecutarse directamente desde la Shell del sistema operativo, asumiendo que previamente está instalado Python en el sistema.</text:span><text:span text:style-name="T4"/></text:p>
      <text:p text:style-name="P7" loext:marker-style-name="T4"><text:span text:style-name="T4">¿Qué asistente has usado?</text:span><text:span text:style-name="T4"/></text:p>
      <table:table table:name="Table2" table:style-name="Table2">
        <table:table-column table:style-name="Table2.A"/>
        <table:table-row table:style-name="Table2.1">
          <table:table-cell table:style-name="Table2.A1" office:value-type="string">
            <text:p text:style-name="P24">DeepSeek</text:p>
          </table:table-cell>
        </table:table-row>
      </table:table>
      <text:p text:style-name="P8" loext:marker-style-name="T4"/>
      <text:p text:style-name="P7" loext:marker-style-name="T4"><text:span text:style-name="T4">¿Cómo puedes saber y comprobar que el programa generado es correcto? Explica el proceso que has seguido para comprobarlo.</text:span><text:span text:style-name="T4"/></text:p>
      <table:table table:name="Table3" table:style-name="Table3">
        <table:table-column table:style-name="Table3.A"/>
        <table:table-row table:style-name="Table3.1">
          <table:table-cell table:style-name="Table3.A1" office:value-type="string">
            <text:p text:style-name="P2">Una opción es probar con todas las posibles configuraciones, pues es finito el conjunto con el que probar. Y otra opción, es pasarlo por otra IA <text:span text:style-name="T16">G</text:span>enerativa <text:soft-page-break/>como por ejemplo <text:span text:style-name="T8">ChatGPTFree</text:span><text:span text:style-name="T9">.</text:span></text:p>
            <text:p text:style-name="P2"><text:span text:style-name="T9"/></text:p>
            <text:p text:style-name="P20"><text:span text:style-name="T9">El proceso de comprobación ha sido sencillo, simplemente he pasado el programa a </text:span><text:span text:style-name="T8">DeepSeek</text:span><text:span text:style-name="T9"> y a </text:span><text:span text:style-name="T8">ChatGPT</text:span><text:span text:style-name="T9"> y he comprobado las respuestas de cada uno de ellos. </text:span></text:p>
            <text:p text:style-name="P20"><text:span text:style-name="T9"/></text:p>
            <text:p text:style-name="P20"><text:span text:style-name="T9">En este caso, </text:span><text:span text:style-name="T8">ChatGPT</text:span><text:span text:style-name="T9"> determinaba que era incorrecto y tras comunicárselo a </text:span><text:span text:style-name="T8">DeepSeek</text:span><text:span text:style-name="T9"> corregía el programa.</text:span></text:p>
          </table:table-cell>
        </table:table-row>
      </table:table>
      <text:p text:style-name="P8" loext:marker-style-name="T4"/>
      <text:p text:style-name="P7" loext:marker-style-name="T4"><text:span text:style-name="T4">¿Has utilizado IA Generativa para comprobarlo? (sí/no)</text:span><text:span text:style-name="T4"/></text:p>
      <table:table table:name="Table4" table:style-name="Table4">
        <table:table-column table:style-name="Table4.A"/>
        <table:table-row table:style-name="Table4.1">
          <table:table-cell table:style-name="Table4.A1" office:value-type="string">
            <text:p text:style-name="P2">Sí</text:p>
          </table:table-cell>
        </table:table-row>
      </table:table>
      <text:p text:style-name="P8" loext:marker-style-name="T4"/>
      <text:p text:style-name="P7" loext:marker-style-name="T4"><text:span text:style-name="T4">¿Por qué?</text:span><text:span text:style-name="T4"/></text:p>
      <table:table table:name="Table5" table:style-name="Table5">
        <table:table-column table:style-name="Table5.A"/>
        <table:table-row table:style-name="Table5.1">
          <table:table-cell table:style-name="Table5.A1" office:value-type="string">
            <text:p text:style-name="P2">Porque puede que la solución para comprobar la corrección del algoritmo proporcionada sea muy poco útil. De hecho es así, ‘chateando’ con <text:span text:style-name="T8">ChatGPTFree</text:span><text:span text:style-name="T9">, ha detectado que probar con </text:span><text:span text:style-name="T13">9!</text:span><text:span text:style-name="T14"> posibles entradas es poco escalable y me ha proporcionado una prueba por casos límite.</text:span></text:p>
          </table:table-cell>
        </table:table-row>
      </table:table>
      <text:p text:style-name="P8" loext:marker-style-name="T4"><text:s/><text:span text:style-name="T6"><text:s/></text:span></text:p>
      <text:p text:style-name="P7" loext:marker-style-name="T4"><text:span text:style-name="T4">¿Has utilizado otro método diferente a la IA Generativa? (sí/no)</text:span><text:span text:style-name="T4"/></text:p>
      <table:table table:name="Table6" table:style-name="Table6">
        <table:table-column table:style-name="Table6.A"/>
        <table:table-row table:style-name="Table6.1">
          <table:table-cell table:style-name="Table6.A1" office:value-type="string">
            <text:p text:style-name="P3">Sí</text:p>
          </table:table-cell>
        </table:table-row>
      </table:table>
      <text:p text:style-name="P8" loext:marker-style-name="T4"/>
      <text:p text:style-name="P7" loext:marker-style-name="T4"><text:span text:style-name="T4">¿Por qué?</text:span><text:span text:style-name="T4"/></text:p>
      <table:table table:name="Table7" table:style-name="Table7">
        <table:table-column table:style-name="Table7.A"/>
        <table:table-row table:style-name="Table7.1">
          <table:table-cell table:style-name="Table7.A1" office:value-type="string">
            <text:p text:style-name="P23">Simplemente por mera curiosidad de comprobar la corrección de la respuesta obtenida por la IA <text:span text:style-name="T16">G</text:span>enerativ<text:span text:style-name="T16">a. </text:span></text:p>
            <text:p text:style-name="P23"><text:span text:style-name="T16">El método usado es probar el programa en la terminal y por otro lado resolver el problema de forma manual, tras eso comparar las soluciones.</text:span></text:p>
          </table:table-cell>
        </table:table-row>
      </table:table>
      <text:p text:style-name="P8" loext:marker-style-name="T4"/>
      <text:p text:style-name="P7" loext:marker-style-name="T4"><text:span text:style-name="T4">¿Puedes confiar en la respuesta que ha generado la IA Generativa? ¿Por qué?</text:span><text:span text:style-name="T4"/></text:p>
      <table:table table:name="Table8" table:style-name="Table8">
        <table:table-column table:style-name="Table8.A"/>
        <table:table-row table:style-name="Table8.1">
          <table:table-cell table:style-name="Table8.A1" office:value-type="string">
            <text:p text:style-name="P3">No, porque el algoritmo generado por <text:span text:style-name="T8">DeepSeek</text:span><text:span text:style-name="T9"> falla cuando se introduce la configuración solución (‘123456780’) dictando que no se encuentra solución. </text:span></text:p>
            <text:p text:style-name="P3"><text:span text:style-name="T9">De hecho, tampoco se puede confiar en la respuesta de </text:span><text:span text:style-name="T8">ChatGPT</text:span><text:span text:style-name="T9"> pues determinaba que el programa es correcto, pero ya hemos visto que no era así.</text:span></text:p>
          </table:table-cell>
        </table:table-row>
      </table:table>
      <text:p text:style-name="P8" loext:marker-style-name="T4"/>
      <text:p text:style-name="P7" loext:marker-style-name="T5"><text:soft-page-break/><text:span text:style-name="T5">Autodescubrimiento de conceptos con IA Generativa.</text:span><text:span text:style-name="T5"/></text:p>
      <text:p text:style-name="P7" loext:marker-style-name="T4"><text:span text:style-name="T4">Introduce la siguiente configuración al programa generado: 720361845. ¿Qué salida produce tu programa?</text:span><text:span text:style-name="T4"/></text:p>
      <table:table table:name="Table9" table:style-name="Table9">
        <table:table-column table:style-name="Table9.A"/>
        <table:table-row table:style-name="Table9.1">
          <table:table-cell table:style-name="Table9.A1" office:value-type="string">
            <text:p text:style-name="P11">El problema simplemente produce como salida la frase: “No se encontró solución”. </text:p>
          </table:table-cell>
        </table:table-row>
      </table:table>
      <text:p text:style-name="P8" loext:marker-style-name="T4"/>
      <text:p text:style-name="P7" loext:marker-style-name="T4"><text:span text:style-name="T4">No todas las configuraciones posibles iniciales del 8-puzzle son resolubles, ¿Sabes qué significa esta afirmación? ¿Sabes el porqué de esta afirmación? Puedes preguntar a una IA Generativa, pero responde con tus palabras.</text:span><text:span text:style-name="T4"/></text:p>
      <text:p text:style-name="P7" loext:marker-style-name="T4"><text:span text:style-name="T4">¿Qué significa la afirmación?</text:span><text:span text:style-name="T4"/></text:p>
      <table:table table:name="Table10" table:style-name="Table10">
        <table:table-column table:style-name="Table10.A"/>
        <table:table-row table:style-name="Table10.1">
          <table:table-cell table:style-name="Table10.A1" office:value-type="string">
            <text:p text:style-name="P11">El hecho de que una configuración no sea resoluble significa que tras un número finito de pasos no se puede llegar a una solución o el resultado de dichos pasos, una vez aplicados de manera óptima, da lugar a una configuración anterior produciendo un ciclo.</text:p>
          </table:table-cell>
        </table:table-row>
      </table:table>
      <text:p text:style-name="P8" loext:marker-style-name="T4"/>
      <text:p text:style-name="P7" loext:marker-style-name="T4"><text:span text:style-name="T4">Describe el porqué de esta afirmación</text:span><text:span text:style-name="T4"/></text:p>
      <table:table table:name="Table11" table:style-name="Table11">
        <table:table-column table:style-name="Table11.A"/>
        <table:table-row table:style-name="Table11.1">
          <table:table-cell table:style-name="Table11.A1" office:value-type="string">
            <text:p text:style-name="P14">Una configuración del <text:span text:style-name="T8">8-puzzle</text:span><text:span text:style-name="T9"> no será resoluble cuando dada una entrada de datos no se pueda obtener la secuencia ‘123456780’. Para determinarlo disponemos de una regla.</text:span></text:p>
            <text:p text:style-name="P22"><text:span text:style-name="T9"/></text:p>
            <text:p text:style-name="P12"><text:span text:style-name="T15">L</text:span>a <text:span text:style-name="T15">idea</text:span> de comprobación aplicable para saber si la entrada es resoluble <text:span text:style-name="T15">consiste en</text:span> mirar el número de inversiones; esto es, dados dos números <text:span text:style-name="T15">cualesquiera</text:span> de una entrada del <text:span text:style-name="T8">8-puzzle </text:span><text:span text:style-name="T10">tenemos una inversión cuando el número </text:span><text:span text:style-name="T11">de aparición anterior</text:span><text:span text:style-name="T10"> </text:span><text:span text:style-name="T11">es </text:span><text:span text:style-name="T10">mayor que el </text:span><text:span text:style-name="T11">posterior dentro de la secuencia</text:span><text:span text:style-name="T10">.</text:span></text:p>
            <text:p text:style-name="P12"><text:span text:style-name="T10"/></text:p>
            <text:p text:style-name="P13"><text:span text:style-name="T9">Es decir, una inversión se produce cuando un número de la secuencia precede a otro m</text:span><text:span text:style-name="T11">enor</text:span><text:span text:style-name="T9">.</text:span></text:p>
            <text:p text:style-name="P13"><text:span text:style-name="T9"/></text:p>
            <text:p text:style-name="P13"><text:span text:style-name="T9">La regla es la siguiente; </text:span><text:span text:style-name="T12">el puzzle será resoluble si el número de inversiones obtenidas de la secuencia de entrada es par.</text:span></text:p>
          </table:table-cell>
        </table:table-row>
      </table:table>
      <text:p text:style-name="P8" loext:marker-style-name="T4"/>
      <text:p text:style-name="P7" loext:marker-style-name="T4"><text:span text:style-name="T4">Pide a la IA generativa que modifique el código anterior para que pueda determinar si una configuración es resoluble o no.</text:span><text:span text:style-name="T4"/></text:p>
      <text:p text:style-name="P7" loext:marker-style-name="T4"><text:soft-page-break/><text:span text:style-name="T4">¿Cómo puedes saber y comprobar que el programa generado es correcto? Aclara a continuación si has usado IA Generativa u otros medios para comprobarlo y explica por qué.</text:span><text:span text:style-name="T4"/></text:p>
      <table:table table:name="Table12" table:style-name="Table12">
        <table:table-column table:style-name="Table12.A"/>
        <table:table-row table:style-name="Table12.1">
          <table:table-cell table:style-name="Table12.A1" office:value-type="string">
            <text:p text:style-name="P15">Para saber si el resultado obtenido es correcto hay varias opciones:</text:p>
            <text:list text:style-name="L1">
              <text:list-item>
                <text:p text:style-name="P16">Resolver el puzzle por uno mismo, lo cual puede ser tedioso en caso de no tener solución.</text:p>
              </text:list-item>
              <text:list-item>
                <text:p text:style-name="P16">Aplicar la regla antes descrita y comprobar si el programa produce una salida acorde al resultado obtenido manualmente.</text:p>
              </text:list-item>
              <text:list-item>
                <text:p text:style-name="P16">Tratar de llevar al agente inteligente a una contradicción para que se produzca una corrección.</text:p>
              </text:list-item>
            </text:list>
            <text:p text:style-name="P15"/>
            <text:p text:style-name="P15">En ocasiones, otra forma de conocer si una IA Generativa proporciona una solución correcta es usar otra IA Generativa.</text:p>
            <text:p text:style-name="P15"/>
            <text:p text:style-name="P15">En mi caso, he usado <text:span text:style-name="T8">ChatGPT</text:span><text:span text:style-name="T9"> para determinar si la solución al problema determinada por </text:span><text:span text:style-name="T8">DeepSeek</text:span><text:span text:style-name="T9"> es correcta.</text:span></text:p>
          </table:table-cell>
        </table:table-row>
      </table:table>
      <text:p text:style-name="P7" loext:marker-style-name="T4"><text:span text:style-name="T4"/></text:p>
      <text:p text:style-name="P7" loext:marker-style-name="T4"><text:span text:style-name="T4">Trata de encontrar una tarea de la IA Generativa, en el problema del 8-puzzle, que genere una respuesta no fiable. Describe brevemente en qué consiste</text:span><text:span text:style-name="T4"/></text:p>
      <table:table table:name="Table13" table:style-name="Table13">
        <table:table-column table:style-name="Table13.A"/>
        <table:table-row table:style-name="Table13.1">
          <table:table-cell table:style-name="Table13.A1" office:value-type="string">
            <text:p text:style-name="P17">Durante la obtención del programa que calcula la condición de la que hablábamos, es decir, si la secuencia proporcionada para resolver el <text:span text:style-name="T8">8-puzzle</text:span><text:span text:style-name="T9"> es resoluble; he llegado a una afirmación errónea por </text:span><text:span text:style-name="T8">DeepSeek</text:span><text:span text:style-name="T9">.</text:span></text:p>
            <text:p text:style-name="P17"><text:span text:style-name="T9"/></text:p>
            <text:p text:style-name="P17"><text:span text:style-name="T9">Como ejemplo de secuencia resoluble ha dado la secuencia ‘283164705’, incluso, ha proporcionado el cálculo de las inversiones de cada uno de los elementos obteniendo una suma par y concluyendo así que era resoluble:</text:span></text:p>
            <text:p text:style-name="P17"><text:span text:style-name="T9"/></text:p>
            <text:list text:style-name="L2">
              <text:list-item>
                <text:p text:style-name="P18"><text:span text:style-name="T9">0</text:span></text:p>
              </text:list-item>
              <text:list-item>
                <text:p text:style-name="P18"><text:span text:style-name="T9">0</text:span></text:p>
              </text:list-item>
              <text:list-item>
                <text:p text:style-name="P18"><text:span text:style-name="T9">1</text:span></text:p>
              </text:list-item>
              <text:list-item>
                <text:p text:style-name="P18"><text:span text:style-name="T9">0</text:span></text:p>
              </text:list-item>
              <text:list-item>
                <text:p text:style-name="P18"><text:span text:style-name="T9">0</text:span></text:p>
              </text:list-item>
              <text:list-item>
                <text:p text:style-name="P18"><text:span text:style-name="T9">2</text:span></text:p>
              </text:list-item>
              <text:list-item>
                <text:p text:style-name="P18"><text:span text:style-name="T9">1</text:span></text:p>
              </text:list-item>
              <text:list-item>
                <text:p text:style-name="P18"><text:span text:style-name="T9">6</text:span></text:p>
              </text:list-item>
            </text:list>
            <text:p text:style-name="P17"><text:span text:style-name="T9"/></text:p>
            <text:p text:style-name="P17"><text:span text:style-name="T9">No obstante, si comprobamos los cálculos que se han proporcionado, el núme</text:span><text:soft-page-break/><text:span text:style-name="T9">ro 2 obtuvo 0 inversiones; sin embargo, es claro que tiene una pues el número 1 se encuentra después del número 2.</text:span></text:p>
            <text:p text:style-name="P17"><text:span text:style-name="T9"/></text:p>
            <text:p text:style-name="P17"><text:span text:style-name="T9">Esto provoca que el número total de inversiones sea impar haciendo que la secuencia no sea resoluble.</text:span></text:p>
          </table:table-cell>
        </table:table-row>
      </table:table>
      <text:p text:style-name="P8" loext:marker-style-name="T4"/>
      <text:p text:style-name="Standard_20__28_WW_29_"/>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Minion Pro1" svg:font-family="'Minion Pro'" style:font-family-generic="system" style:font-pitch="variable"/>
    <style:font-face style:name="Noto Sans" svg:font-family="'Noto Sans'" style:font-family-generic="swiss"/>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AR PL SungtiL GB"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AR PL SungtiL GB"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text-properties fo:font-size="12pt" style:font-size-asian="12pt"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_20__28_WW_29_"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Standard_20__28_WW_29_" style:display-name="Standard (WW)" style:family="paragraph">
      <style:paragraph-properties fo:margin-top="0in" fo:margin-bottom="0in" style:contextual-spacing="false" fo:text-align="justify" style:justify-single-word="false" fo:orphans="2" fo:widows="2" fo:hyphenation-ladder-count="no-limit" style:vertical-align="baseline" style:writing-mode="lr-tb"/>
      <style:text-properties style:font-name="Minion Pro" fo:font-family="'Minion Pro'" style:font-family-generic="roman" style:font-pitch="variable" fo:font-size="10.5pt" style:font-name-asian="Minion Pro1" style:font-family-asian="'Minion Pro'" style:font-family-generic-asian="system" style:font-pitch-asian="variable" style:font-size-asian="10.5pt" style:font-name-complex="Minion Pro1" style:font-family-complex="'Minion Pro'"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20%"/>
    </style:style>
    <style:style style:name="caption" style:family="paragraph" style:parent-style-name="Standard_20__28_WW_29_">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_20__28_WW_29_" style:class="extra">
      <style:paragraph-properties text:number-lines="false" text:line-number="0">
        <style:tab-stops>
          <style:tab-stop style:position="3.0437in" style:type="center"/>
          <style:tab-stop style:position="6.0874in" style:type="right"/>
        </style:tab-stops>
      </style:paragraph-properties>
    </style:style>
    <style:style style:name="Footer" style:family="paragraph" style:parent-style-name="Standard_20__28_WW_29_" style:class="extra">
      <style:paragraph-properties text:number-lines="false" text:line-number="0">
        <style:tab-stops>
          <style:tab-stop style:position="3.0437in" style:type="center"/>
          <style:tab-stop style:position="6.0874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2681in" fo:page-height="11.6929in" style:num-format="1" style:print-orientation="portrait" fo:margin-top="0in" fo:margin-bottom="0.7083in" fo:margin-left="1.5902in" fo:margin-right="0.5902in" style:writing-mode="lr-tb" style:layout-grid-color="#c0c0c0" style:layout-grid-lines="2140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5193in" fo:margin-left="0in" fo:margin-right="0in" fo:margin-bottom="2.4799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4" text:anchor-type="char" svg:x="-1.5638in" svg:y="0.0008in" svg:width="8.2283in" svg:height="1.8874in" draw:z-index="4"><draw:image xlink:href="Pictures/1000000100000715000001A05E8FA759.png" xlink:type="simple" xlink:show="embed" xlink:actuate="onLoad" draw:mime-type="image/png"/></draw:frame></text:p>
      </style:header>
      <style:footer>
        <text:p text:style-name="Footer"><draw:frame draw:style-name="Mfr2" draw:name="Imagen 1" text:anchor-type="char" svg:x="0.0256in" svg:y="11.0598in" svg:width="8.2453in" svg:height="0.6528in" draw:z-index="9"><draw:image xlink:href="Pictures/100000010000053C0000006A68D2778A.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baena</meta:initial-creator>
    <meta:editing-cycles>13</meta:editing-cycles>
    <meta:creation-date>2025-02-22T13:30:00</meta:creation-date>
    <dc:date>2025-03-13T18:59:34.213476516</dc:date>
    <meta:editing-duration>PT1H22M7S</meta:editing-duration>
    <meta:generator>LibreOffice/24.2.1.2$Linux_X86_64 LibreOffice_project/db4def46b0453cc22e2d0305797cf981b68ef5ac</meta:generator>
    <meta:document-statistic meta:table-count="13" meta:image-count="2" meta:object-count="0" meta:page-count="5" meta:paragraph-count="59" meta:word-count="922" meta:character-count="5649" meta:non-whitespace-character-count="4788"/>
    <meta:user-defined meta:name="AppVersion">16.0000</meta:user-defined>
    <meta:template xlink:type="simple" xlink:actuate="onRequest" xlink:title="Normal.dotm" xlink:href=""/>
  </office:meta>
</office:document-meta>
</file>